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pitch="variable"/>
    <style:font-face style:name="FreeSerif" svg:font-family="FreeSerif"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writing-mode="page"/>
      <style:text-properties officeooo:rsid="00191ec7" officeooo:paragraph-rsid="002bacdd"/>
    </style:style>
    <style:style style:name="P2" style:family="paragraph" style:parent-style-name="Standard">
      <style:paragraph-properties fo:text-align="justify" style:justify-single-word="false" style:writing-mode="page"/>
      <style:text-properties style:font-name="Liberation Serif1" officeooo:rsid="00185202" officeooo:paragraph-rsid="00185202"/>
    </style:style>
    <style:style style:name="P3" style:family="paragraph" style:parent-style-name="Standard">
      <style:paragraph-properties fo:text-align="justify" style:justify-single-word="false" style:writing-mode="page"/>
      <style:text-properties style:font-name="Liberation Serif1" officeooo:rsid="00191ec7" officeooo:paragraph-rsid="00191ec7"/>
    </style:style>
    <style:style style:name="P4" style:family="paragraph" style:parent-style-name="Standard">
      <style:paragraph-properties fo:text-align="justify" style:justify-single-word="false" style:writing-mode="page"/>
      <style:text-properties style:font-name="Liberation Serif1" officeooo:rsid="00191ec7" officeooo:paragraph-rsid="004acba3"/>
    </style:style>
    <style:style style:name="P5" style:family="paragraph" style:parent-style-name="Standard" style:list-style-name="L1">
      <style:paragraph-properties fo:text-align="justify" style:justify-single-word="false" style:writing-mode="page"/>
      <style:text-properties style:font-name="Liberation Serif1" officeooo:paragraph-rsid="002bacdd"/>
    </style:style>
    <style:style style:name="P6" style:family="paragraph" style:parent-style-name="Standard" style:list-style-name="L2">
      <style:paragraph-properties fo:text-align="justify" style:justify-single-word="false" style:writing-mode="page"/>
      <style:text-properties style:font-name="Liberation Serif1" officeooo:paragraph-rsid="00476810"/>
    </style:style>
    <style:style style:name="P7" style:family="paragraph" style:parent-style-name="Standard" style:list-style-name="L1">
      <style:paragraph-properties fo:text-align="justify" style:justify-single-word="false" style:writing-mode="page"/>
      <style:text-properties style:font-name="Liberation Serif1" officeooo:rsid="00383b07" officeooo:paragraph-rsid="00383b07"/>
    </style:style>
    <style:style style:name="P8" style:family="paragraph" style:parent-style-name="Standard" style:list-style-name="L1">
      <style:paragraph-properties fo:text-align="justify" style:justify-single-word="false" style:writing-mode="page"/>
      <style:text-properties style:font-name="Liberation Serif1" officeooo:rsid="002bacdd" officeooo:paragraph-rsid="002bacdd"/>
    </style:style>
    <style:style style:name="P9" style:family="paragraph" style:parent-style-name="Standard" style:list-style-name="L1">
      <style:paragraph-properties fo:text-align="justify" style:justify-single-word="false" style:writing-mode="page"/>
      <style:text-properties style:font-name="Liberation Serif1" officeooo:rsid="0033b2da" officeooo:paragraph-rsid="0033b2da"/>
    </style:style>
    <style:style style:name="P10" style:family="paragraph" style:parent-style-name="Standard" style:list-style-name="L1">
      <style:paragraph-properties fo:text-align="justify" style:justify-single-word="false" style:writing-mode="page"/>
      <style:text-properties style:font-name="Liberation Serif1" officeooo:rsid="003634c2" officeooo:paragraph-rsid="003634c2"/>
    </style:style>
    <style:style style:name="P11" style:family="paragraph" style:parent-style-name="Standard">
      <style:paragraph-properties fo:text-align="justify" style:justify-single-word="false" style:writing-mode="page"/>
      <style:text-properties style:font-name="Liberation Serif1" officeooo:rsid="003d17db" officeooo:paragraph-rsid="003d17db"/>
    </style:style>
    <style:style style:name="P12" style:family="paragraph" style:parent-style-name="Standard" style:list-style-name="L2">
      <style:paragraph-properties fo:text-align="justify" style:justify-single-word="false" style:writing-mode="page"/>
      <style:text-properties style:font-name="Liberation Serif1" officeooo:rsid="004f2e4d" officeooo:paragraph-rsid="004f2e4d"/>
    </style:style>
    <style:style style:name="P13" style:family="paragraph" style:parent-style-name="Standard" style:list-style-name="L2">
      <style:paragraph-properties fo:text-align="justify" style:justify-single-word="false" style:writing-mode="page"/>
      <style:text-properties style:font-name="Liberation Serif1" officeooo:rsid="0053ea06" officeooo:paragraph-rsid="0053ea06"/>
    </style:style>
    <style:style style:name="P14" style:family="paragraph" style:parent-style-name="Standard" style:list-style-name="L2">
      <style:paragraph-properties fo:text-align="justify" style:justify-single-word="false" style:writing-mode="page"/>
      <style:text-properties style:font-name="Liberation Serif1" officeooo:rsid="0057930d" officeooo:paragraph-rsid="0057930d"/>
    </style:style>
    <style:style style:name="P15" style:family="paragraph" style:parent-style-name="Standard">
      <style:paragraph-properties fo:text-align="justify" style:justify-single-word="false" style:writing-mode="page"/>
      <style:text-properties style:font-name="Liberation Serif1" officeooo:rsid="0019e30b" officeooo:paragraph-rsid="0019e30b"/>
    </style:style>
    <style:style style:name="P16" style:family="paragraph" style:parent-style-name="Standard" style:list-style-name="L3">
      <style:paragraph-properties fo:text-align="justify" style:justify-single-word="false" style:writing-mode="page"/>
      <style:text-properties style:font-name="Liberation Serif1" officeooo:rsid="0060a0a6" officeooo:paragraph-rsid="0060a0a6"/>
    </style:style>
    <style:style style:name="P17" style:family="paragraph" style:parent-style-name="Standard" style:list-style-name="L3">
      <style:paragraph-properties fo:text-align="justify" style:justify-single-word="false" style:writing-mode="page"/>
      <style:text-properties style:font-name="Liberation Serif1" officeooo:rsid="00627279" officeooo:paragraph-rsid="00627279"/>
    </style:style>
    <style:style style:name="P18" style:family="paragraph" style:parent-style-name="Standard" style:list-style-name="L3">
      <style:paragraph-properties fo:text-align="justify" style:justify-single-word="false" style:writing-mode="page"/>
      <style:text-properties style:font-name="Liberation Serif1" officeooo:rsid="006fbe68" officeooo:paragraph-rsid="006fbe68"/>
    </style:style>
    <style:style style:name="P19" style:family="paragraph" style:parent-style-name="Standard">
      <style:paragraph-properties fo:text-align="justify" style:justify-single-word="false" style:writing-mode="page"/>
      <style:text-properties style:font-name="Liberation Serif1" officeooo:rsid="006fbe68" officeooo:paragraph-rsid="006fbe68"/>
    </style:style>
    <style:style style:name="T1" style:family="text">
      <style:text-properties officeooo:rsid="0019e30b"/>
    </style:style>
    <style:style style:name="T2" style:family="text">
      <style:text-properties officeooo:rsid="001a01d5"/>
    </style:style>
    <style:style style:name="T3" style:family="text">
      <style:text-properties officeooo:rsid="001a1dbc"/>
    </style:style>
    <style:style style:name="T4" style:family="text">
      <style:text-properties officeooo:rsid="001c551b"/>
    </style:style>
    <style:style style:name="T5" style:family="text">
      <style:text-properties officeooo:rsid="002bacdd"/>
    </style:style>
    <style:style style:name="T6" style:family="text">
      <style:text-properties officeooo:rsid="002d33ff"/>
    </style:style>
    <style:style style:name="T7" style:family="text">
      <style:text-properties officeooo:rsid="00340f86"/>
    </style:style>
    <style:style style:name="T8" style:family="text">
      <style:text-properties officeooo:rsid="003685aa"/>
    </style:style>
    <style:style style:name="T9" style:family="text">
      <style:text-properties officeooo:rsid="003d1bfd"/>
    </style:style>
    <style:style style:name="T10" style:family="text">
      <style:text-properties officeooo:rsid="003e4c7f"/>
    </style:style>
    <style:style style:name="T11" style:family="text">
      <style:text-properties officeooo:rsid="003fe55b"/>
    </style:style>
    <style:style style:name="T12" style:family="text">
      <style:text-properties officeooo:rsid="00476810"/>
    </style:style>
    <style:style style:name="T13" style:family="text">
      <style:text-properties officeooo:rsid="0050a8eb"/>
    </style:style>
    <style:style style:name="T14" style:family="text">
      <style:text-properties officeooo:rsid="00548a06"/>
    </style:style>
    <style:style style:name="T15" style:family="text">
      <style:text-properties officeooo:rsid="0059edff"/>
    </style:style>
    <style:style style:name="T16" style:family="text">
      <style:text-properties officeooo:rsid="0060bd80"/>
    </style:style>
    <style:style style:name="T17" style:family="text">
      <style:text-properties officeooo:rsid="0064669b"/>
    </style:style>
    <style:style style:name="T18" style:family="text">
      <style:text-properties officeooo:rsid="007449bd"/>
    </style:style>
    <style:style style:name="T19" style:family="text">
      <style:text-properties style:font-name="FreeSerif"/>
    </style:style>
    <style:style style:name="T20" style:family="text">
      <style:text-properties style:font-name="FreeSerif" officeooo:rsid="001c551b"/>
    </style:style>
    <style:style style:name="T21" style:family="text">
      <style:text-properties style:font-name="FreeSans"/>
    </style:style>
    <style:style style:name="T22" style:family="text">
      <style:text-properties style:font-name="FreeSans" officeooo:rsid="001c551b"/>
    </style:style>
    <style:style style:name="T23" style:family="text">
      <style:text-properties style:font-name="Liberation Sans1"/>
    </style:style>
    <style:style style:name="T24" style:family="text">
      <style:text-properties style:font-name="Liberation Sans1" officeooo:rsid="001c551b"/>
    </style:style>
    <style:style style:name="T25" style:family="text">
      <style:text-properties style:font-name="Liberation Serif1"/>
    </style:style>
    <style:style style:name="T26" style:family="text">
      <style:text-properties style:font-name="Liberation Serif1" officeooo:rsid="001c55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START GUIDE</text:p>
      <text:p text:style-name="P3">GETTING STARTED</text:p>
      <text:p text:style-name="P1"><text:span text:style-name="T25"><text:tab/></text:span><text:span text:style-name="T26">Medicom is a web interface to gather and view patient's medical records. To begin, please go to our home page: </text:span><text:a xlink:type="simple" xlink:href="http://medicom.calit2.uci.edu/" text:style-name="Internet_20_link" text:visited-style-name="Visited_20_Internet_20_Link"><text:span text:style-name="T26">medicom.calit2.uci.edu</text:span></text:a></text:p>
      <text:list xml:id="list6431433681495236801" text:style-name="L1">
        <text:list-item>
          <text:p text:style-name="P5"><text:span text:style-name="T5">You and each of your patients would need an account to operate on this interface. You can click on the “Join Us” hyper link to create a provider account for yourself. </text:span></text:p>
        </text:list-item>
        <text:list-item>
          <text:p text:style-name="P7">You can click on the “Login” link <text:span text:style-name="T10">in the home page </text:span>to log in to your account.</text:p>
        </text:list-item>
        <text:list-item>
          <text:p text:style-name="P8">Create an account for you patient as well. <text:span text:style-name="T6">Be sure to remember the email address you use when creating the patient account (It may be a real email address) because you will need to type this email address again in the next step.</text:span></text:p>
        </text:list-item>
        <text:list-item>
          <text:p text:style-name="P9">Now, you can initialize the mobile application for your patients. <text:span text:style-name="T7">First open the mobile app, as it promotes, you need to type in the email address you used to create the patient account. This will help connect the mobile device to the web interface.</text:span></text:p>
        </text:list-item>
        <text:list-item>
          <text:p text:style-name="P10">Then you may want to choose the items you want to track <text:span text:style-name="T8">in the mobile app </text:span>and click save.</text:p>
        </text:list-item>
      </text:list>
      <text:p text:style-name="P11"><text:span text:style-name="T11">Congratulations</text:span>, you <text:span text:style-name="T9">have finished all the initial setups. You and your patient are </text:span>good to go!</text:p>
      <text:p text:style-name="P3"/>
      <text:p text:style-name="P3">MANAGING <text:span text:style-name="T1">PATIENTS AND </text:span>CLINICAL SESSION<text:span text:style-name="T2">S</text:span></text:p>
      <text:p text:style-name="P4"><text:span text:style-name="T12"><text:tab/>As you log into your web account, you are in a view to manage your patients and medical sessions. A medical session is the monitoring period between your patients' each visit.</text:span></text:p>
      <text:list xml:id="list7412377484080076388" text:style-name="L2">
        <text:list-item>
          <text:p text:style-name="P6"><text:span text:style-name="T12"><text:s/>To start working with your new patients, you can click on the “Add User” button, then search for the patient using his name, email or account ID you created with.</text:span></text:p>
        </text:list-item>
        <text:list-item>
          <text:p text:style-name="P12">Now, you are tracking the patient you just added. <text:span text:style-name="T13">You may want to create a new medical session for the current visit by clicking the button “New Session.” The system will create the session immediately. You can enter this session by selecting it first, then click on the button “Enter session.”</text:span></text:p>
        </text:list-item>
        <text:list-item>
          <text:p text:style-name="P13">You may want to end the old sessions that you are no longer interested in <text:span text:style-name="T14">by selecting one of them, and click on the button “End Session.” This will help bring the latest sessions to the topmost area, so it may help you looking for the sessions you are interested in. You will not remove any session by doing this.</text:span></text:p>
        </text:list-item>
        <text:list-item>
          <text:p text:style-name="P14">If you have too many patients to track, you can use the search box on the top left corner to filter out your patients quickly.</text:p>
        </text:list-item>
      </text:list>
      <text:p text:style-name="P3"/>
      <text:p text:style-name="P15">VIEWING AND UPDATING <text:span text:style-name="T3">PATIENT'S DATA</text:span></text:p>
      <text:p text:style-name="P15"><text:tab/><text:span text:style-name="T15">After creating a session for the patient, you can start looking at/updating data.</text:span></text:p>
      <text:list xml:id="list2630139059215446175" text:style-name="L3">
        <text:list-item>
          <text:p text:style-name="P16">As you enter a medical session, you may want to fill out the text field which lets you briefly describe a note to your patient. <text:span text:style-name="T16">This note will show up in your patient's account which helps you and your patient to identify amongst different sessions.</text:span></text:p>
        </text:list-item>
        <text:list-item>
          <text:p text:style-name="P17">Below the text field, you can select the drop down box to select different display modes. <text:span text:style-name="T17">There are two important display modes an assistant has to know about: The blood pressure display mode and the pill bottle cap display mode. Assistants should select these two modes where corresponding data files needs to be uploaded before the visit.</text:span></text:p>
        </text:list-item>
        <text:list-item>
          <text:p text:style-name="P18">You can examine the data carefully and start a meaningful discussion with your patients.</text:p>
        </text:list-item>
      </text:list>
      <text:p text:style-name="P19"/>
      <text:p text:style-name="P19"><text:tab/><text:span text:style-name="T18">Oftentimes, you will be most interested in the smart display mode. This is the mode where the system has aggregated all types of data for you. There are select buttons for you to filter out the type of data you are more concerned about. In general, there are two ways you can review the data – the summary mode and time sequence mode. In the summary mode, the system display the correlation between different objectives and medication taking and lifestyle factors. In the time sequence mode, you can review the objectives as change over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pitch="variable"/>
    <style:font-face style:name="FreeSerif" svg:font-family="FreeSerif"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8:45:35.337119555</meta:creation-date>
    <dc:date>2016-10-28T15:35:03.120625514</dc:date>
    <meta:editing-duration>PT5H58M18S</meta:editing-duration>
    <meta:editing-cycles>90</meta:editing-cycles>
    <meta:generator>LibreOffice/5.2.2.2$Linux_X86_64 LibreOffice_project/20m0$Build-2</meta:generator>
    <meta:document-statistic meta:table-count="0" meta:image-count="0" meta:object-count="0" meta:page-count="1" meta:paragraph-count="21" meta:word-count="638" meta:character-count="3544" meta:non-whitespace-character-count="2932"/>
  </office:meta>
</office:document-meta>
</file>